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as d’utilisation textuel sélectionner une commande à préparer : </text:span></text:p>
      <text:p text:style-name="P1"/>
      <text:p text:style-name="Standard">Nom cas d’utilisation : sélectionner une commande à préparer </text:p>
      <text:p text:style-name="Standard">acteur déclencheur : préparateur commande </text:p>
      <text:p text:style-name="Standard">Pré-conditions : avoir des commandes à préparer </text:p>
      <text:p text:style-name="Standard">Post-conditions : néant</text:p>
      <text:p text:style-name="Standard"/>
      <text:p text:style-name="Standard">Scénario nominal : </text:p>
      <text:p text:style-name="Standard"/>
      <text:list xml:id="list4164186096" text:style-name="WWNum1">
        <text:list-item>
          <text:p text:style-name="P2">Le système affiche toute les commandes à préparer </text:p>
        </text:list-item>
        <text:list-item>
          <text:p text:style-name="P2">L’utilisateur sélectionne une commande </text:p>
        </text:list-item>
        <text:list-item>
          <text:p text:style-name="P2">le système affiche la commande et passe la commande en cours de préparation</text:p>
        </text:list-item>
      </text:list>
      <text:p text:style-name="Standard"/>
      <text:p text:style-name="Standard">Exceptions : </text:p>
      <text:p text:style-name="Standard"/>
      <text:p text:style-name="Standard"><text:s text:c="5"/>1.a Il n’y a pas de commande à préparer, retour à 1 </text:p>
      <text:p text:style-name="Standard"><text:s text:c="5"/>3.a Erreur dans l’affichage de la commande, retour à 1 </text:p>
      <text:p text:style-name="Standard"/>
      <text:p text:style-name="Standard">Contraintes : </text:p>
      <text:p text:style-name="Standard"/>
      <text:p text:style-name="Standard"><text:s text:c="5"/>Néan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91" meta:character-count="583" meta:non-whitespace-character-count="482"/>
    <meta:generator>LibreOfficeDev/6.0.5.2$Linux_X86_64 LibreOffice_project/</meta:generator>
  </office:meta>
</office:document-meta>
</file>